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9_Pattern.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   └─([\\&quot;\[\-\]]):'\\'&#13;&#10; │           └─CCItem&#13;&#10; │             └─([-\r\n\t\[\-\]\\]):'\&quot;'&#13;&#10; ├─Rule&#13;&#10; │ ├─RuleName:'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22:05: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22:05:47.82</dc:date>
    <meta:editing-duration>P158DT22H12M40S</meta:editing-duration>
    <meta:editing-cycles>636</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2, "Pattern a -&gt; a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matches":		result = matches(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l"
			If isEmpty(p.a0) Then
				out = "()"
			Else
				out = toString(p.a0)
			End If
		Case Else
			croak("TPattern_toString: unsupported pattern .which = " &amp; toString(p.which))
	End Select
	TPattern_toString = out
End Function

Function patAny()
	Static out As Object : If isNull(out) Then
		out = newPattern("any", Empty)
	End If
	patAny = out
End Function

Function patEmpty()
	Static out As Object : If isNull(out) Then
		out = patVal(Empty)
	End If
	patEmpty = out
End Function

Function patVal(v As Variant)
	Dim out As Variant
	out = newPattern("val", v)
	patVal = out
End Function

Function matches( _
	Optional ByRef p As Object, _
	Optional ByVal v As Variant _
)
	Static oFn As Object : If isNull(oFn) Then : oFn = Fn.matches : End If
	Dim out As Variant
	If isMissing(p) Then 		: out = oFn
	ElseIf isMissing(v) Then	: out = apply(oFn, p)
	Else
		Select Case p.which
			Case "any": 	out = True
			Case "val":		out = equ(v, p.a0)
			Case Else
				croak("TPattern_matches: unsupported pattern .which = " &amp; toString(p.which))
		End Select
	End If
	matches = out
End Function

Function [test_Pattern======================================]()
	test_Pattern_isPattern()
	test_Pattern_basePatterns()
	test_Pattern_toString()
	test_Pattern_matches()
End Function

Function test_Pattern_newPattern()
	Dim p As Object
	p = newPattern()
	assertEqual(typeOf(p), "Object/" &amp; TPattern_tyname).x
End Function

Function test_Pattern_isPattern()
	' see test_Pattern_basePatterns for positive tests (assertEqual(isPattern(...), True))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basePatterns()
	Dim p As Object
	p = patAny
	assertEqual(isPattern(p), True).x
	p = patEmpty
	assertEqual(isPattern(p), True).x
End Function

Function test_Pattern_toString()
	assertEqual(toString(patAny),   		      "_").x
	assertEqual(toString(patEmpty), 		     "()").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End Function

Function assert_matches(p As Object, ByVal vs As Variant)
	assert_matches = _match_assertions(p, vs, True)
End Function

Function refute_matches(p As Object, ByVal vs As Variant)
	refute_matches = _match_assertions(p, vs, False)
End Function

Function _match_assertions(p As Object, ByVal vs As Variant, expected As Boolean)
	If Not(isPattern(p)) Then
		croak(IIf(expected, "assert", "refute") &amp; "_matches: invalid pattern " &amp; toString(p))
	End If
	Dim testResult As Object
	Dim val As Variant, i As Integer, gotArray As Boolean
	gotArray = isArray(vs)
	If Not(gotArray) Then
		vs = Array(vs)
	End If
	For i = LBound(vs) To UBound(vs)
		testResult = _single_match_assertion(p, vs(i), expected, gotArray, i)
		If testResult.isFail Then
			Goto _match_assertions_end
		End If
	Next i
_match_assertions_end:
	_match_assertions = testResult
End Function

Function _single_match_assertion( _
	p As Object, _
	val As Variant, _
	expected As Boolean, _
	gotArray As Boolean, _
	i As Integer _
)
	Dim matchResult As Boolean, testResult As Object
	matchResult = matches(p, val)
	If matchResult = expected Then ' don't use assertEqual in order to avoid stupid MsgBox
		testResult = assertEqual(expected, expected) ' inc assertionCount
	Else
		Dim msg As String, valStr As String, pStr As String
		valStr = toString(val)
		pStr = toString(p)
		msg = "expected pattern " _
			&amp; NL &amp; NL &amp; "  " &amp; pStr _
			&amp; NL &amp; NL &amp; "expected " &amp; IIf(expected, "", "NOT ") &amp; "to match:" _
			&amp; NL &amp; NL &amp; "  " &amp; valStr
		If gotArray Then
			msg = "at index " &amp; i &amp; ": " _
				&amp; NL &amp; msg
		End If
		testResult = mkFail(Not(expected), expected, msg)
	End If
	_single_match_assertion = testResult
End Function

Function test_Pattern_matches()
	Dim p As TPattern, f As Object
	f = matches
	assertEqual(arity(f), 2).x
	
	p = patAny
	assert_matches(p, Array( _
		Empty, Nothing, _
		True, False, _
		"", "a", "b", "foo", _
		0, 1, 2, 3, 4711, CLng(4711), 3.1415, _
		nil, List(nil), List(1, 2, 3) _
	)).x
	
	p = patEmpty
	assert_matches(p, Empty).x
	refute_matches(p, Array( _
		       Nothing, _
		True, False, _
		"", "a", "b", "foo", _
		0, 1, 2, 3, 4711, CLng(4711), 3.1415, _
		nil, List(nil), List(1, 2, 3) _
	)).x
	
	p = patVal(Empty)
	assert_matches(p, Empty).x
	refute_matches(p, Array( _
		       Nothing, _
		True, False, _
		"", "a", "b", "foo", _
		0, 1, 2, 3, 4711, CLng(4711), 3.1415, _
		nil, List(nil), List(1, 2, 3) _
	)).x
	
	p = patVal(Nothing)
	assert_matches(p, Nothing).x
	refute_matches(p, Array( _
		Empty, _
		nil, List(nil), List(1, 2, 3) _
	)).x
	f = matches(p)
	assertThrows(f, Array(      True)).x
	assertThrows(f, Array(     False)).x
	assertThrows(f, Array(         0)).x
	assertThrows(f, Array(         1)).x
	assertThrows(f, Array(         2)).x
	assertThrows(f, Array(      4711)).x
	assertThrows(f, Array(CLng(4711))).x
	assertThrows(f, Array(    3.1415)).x
	
	p = patVal("")
	assert_matches(p, "").x
	refute_matches(p, Array( Empty, "a", "b", "foo" )).x
	f = matches(p)
	assertThrows(f, Array(   Nothing)).x
	assertThrows(f, Array(      True)).x
	assertThrows(f, Array(     False)).x
	assertThrows(f, Array(         0)).x
	assertThrows(f, Array(         1)).x
	assertThrows(f, Array(         2)).x
	assertThrows(f, Array(      4711)).x
	assertThrows(f, Array(CLng(4711))).x
	assertThrows(f, Array(    3.1415)).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element library:name="M09_Patter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